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F90000051000000510D098C07FB7A0188E.svg" manifest:media-type="image/svg+xml"/>
  <manifest:file-entry manifest:full-path="Pictures/100000010000002D0000002DDE05FE0A4BC96888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00100000031000000311D39E95FA81BDE28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1.996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2.117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12" style:family="graphic" style:parent-style-name="objectwithoutfill">
      <style:graphic-properties draw:stroke="dash" draw:stroke-dash="Double_20_Dash_20__28_Rounded_29_" svg:stroke-width="0.018cm" svg:stroke-color="#b2b2b2" draw:marker-start-width="0.227cm" draw:marker-end-width="0.227cm" svg:stroke-linecap="round" draw:fill="solid" draw:textarea-vertical-align="middle" fo:padding-top="0.134cm" fo:padding-bottom="0.134cm" fo:padding-left="0.259cm" fo:padding-right="0.259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1.513cm"/>
      <style:paragraph-properties style:writing-mode="lr-tb"/>
    </style:style>
    <style:style style:name="gr45" style:family="graphic" style:parent-style-name="standard">
      <style:graphic-properties draw:stroke="solid" svg:stroke-width="0.053cm" svg:stroke-color="#1c1c1c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6" style:family="graphic" style:parent-style-name="standard">
      <style:graphic-properties draw:stroke="none" svg:stroke-color="#000000" draw:fill="none" draw:fill-color="#ffffff" fo:min-height="1.33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8cm" fo:min-width="1.99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49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1.009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fo:min-height="0.53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Nuni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style:paragraph-properties fo:margin-left="0.102cm" fo:margin-right="0cm" fo:text-indent="0cm"/>
    </style:style>
    <style:style style:name="P4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" fo:font-size="12pt" fo:font-style="normal" fo:font-weight="normal" style:font-size-asian="10.5pt" style:font-size-complex="10.5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Nunito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13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4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17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1pt" fo:font-weight="bold" style:font-size-asian="11pt" style:font-weight-asian="bold" style:font-size-complex="11pt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5pt" style:font-size-asian="15pt" style:font-size-complex="1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c1c1c" loext:opacity="100%" loext:color-lum-mod="100%" loext:color-lum-off="0%" style:font-name="Nunito" fo:font-size="8pt" style:font-size-asian="8pt" style:font-size-complex="8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normal" fo:font-weight="bold" style:font-style-asian="normal" style:font-weight-asian="bold" style:font-style-complex="normal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>
      <loext:graphic-properties draw:fill-color="#1c1c1c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0.5pt" fo:font-weight="normal" style:font-size-asian="10.5pt" style:font-weight-asian="normal" style:font-size-complex="10.5pt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10.5pt" fo:font-style="normal" style:font-size-asian="10.5pt" style:font-style-asian="normal" style:font-size-complex="10.5pt" style:font-style-complex="normal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3pt" style:font-weight-asian="bold" style:font-size-complex="13pt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italic" style:text-underline-style="none" fo:font-weight="normal" style:font-style-asian="italic" style:font-weight-asian="normal" style:font-style-complex="italic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normal" style:font-size-asian="13pt" style:font-weight-asian="normal" style:font-size-complex="13pt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normal" style:font-size-asian="13pt" style:font-weight-asian="bold" style:font-size-complex="13pt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Nunito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e4e4e" loext:opacity="100%" style:text-outline="false" style:text-line-through-style="none" style:text-line-through-type="none" style:font-name="Nunito" fo:font-size="9pt" fo:font-style="normal" fo:text-shadow="none" style:text-underline-style="none" fo:font-weight="bold" style:letter-kerning="true" fo:background-color="transparent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111111" loext:opacity="100%" style:font-name="Ubuntu Mono" fo:font-size="12pt" fo:font-weight="normal" style:font-size-asian="9pt" style:font-size-complex="9pt"/>
    </style:style>
    <style:style style:name="T4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6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333333" loext:opacity="100%" style:font-name="Ubuntu Mono" fo:font-size="12pt" fo:font-weight="normal" style:font-size-asian="9pt" style:font-size-complex="9pt"/>
    </style:style>
    <style:style style:name="T10" style:family="text">
      <style:text-properties fo:background-color="transparent"/>
    </style:style>
    <style:style style:name="T11" style:family="text">
      <style:text-properties fo:color="#111111" loext:opacity="100%" style:font-name="Nunito"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111111" loext:opacity="100%" style:font-name="Nunito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bold" style:letter-kerning="true" fo:background-color="transparent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c1c1c" loext:opacity="100%" style:font-name="Nunito" fo:font-size="8pt" style:font-size-asian="8pt" style:font-size-complex="8pt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bold" style:letter-kerning="true" fo:background-color="transparent" style:font-name-asian="Droid Sans Fallback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111111" loext:opacity="100%" style:font-name="Nunito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color="#111111" loext:opacity="100%" style:font-name="Nunito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25" style:family="text">
      <style:text-properties fo:color="#111111" loext:opacity="100%" style:font-name="Nunito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color="#111111" loext:opacity="100%" style:font-name="Nunito"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color="#111111" loext:opacity="100%" style:font-name="Nunito" fo:font-size="10.5pt" fo:font-weight="normal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8pt" fo:font-style="italic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8pt" fo:font-style="italic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8pt" fo:font-style="normal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111111" loext:opacity="100%" style:font-name="Nunito" fo:font-size="11pt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111111" loext:opacity="100%" style:font-name="Nunito" fo:font-size="11pt" fo:font-weight="normal" style:font-size-asian="11pt" style:font-weight-asian="normal" style:font-size-complex="11pt" style:font-weight-complex="normal"/>
    </style:style>
    <style:style style:name="T44" style:family="text">
      <style:text-properties fo:color="#111111" loext:opacity="100%" style:font-name="Nunito" fo:font-size="11pt" fo:font-weight="normal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.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1.5pt" style:font-style-asian="normal" style:font-weight-asian="normal" style:font-name-complex="Free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bold" style:letter-kerning="true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udo -f hireme :)" draw:style-name="dp1" draw:master-page-name="Default">
        <draw:frame draw:style-name="gr1" draw:text-style-name="P2" draw:layer="layout" svg:width="7.449cm" svg:height="0.919cm" svg:x="0.82cm" svg:y="2.101cm">
          <draw:text-box>
            <text:p text:style-name="P1"><text:span text:style-name="T1">Software Engineer </text:span><text:span text:style-name="T2">(Frontend developer)</text:span></text:p>
          </draw:text-box>
        </draw:frame>
        <draw:frame draw:style-name="gr2" draw:text-style-name="P4" draw:layer="layout" svg:width="3.775cm" svg:height="0.674cm" svg:x="1.138cm" svg:y="0.376cm">
          <draw:text-box>
            <text:p text:style-name="P3"><text:span text:style-name="T3">Cairo, Egypt</text:span></text:p>
          </draw:text-box>
        </draw:frame>
        <draw:frame draw:style-name="gr3" draw:text-style-name="P6" draw:layer="layout" svg:width="2.605cm" svg:height="0.674cm" svg:x="13.212cm" svg:y="0.407cm">
          <draw:text-box>
            <text:p text:style-name="P5"><text:span text:style-name="T4"><text:a xlink:href="https://www.linkedin.com/in/salihcodev" xlink:type="simple">linkedin</text:a></text:span></text:p>
          </draw:text-box>
        </draw:frame>
        <draw:frame draw:style-name="gr2" draw:text-style-name="P7" draw:layer="layout" svg:width="5.461cm" svg:height="0.674cm" svg:x="4.237cm" svg:y="0.373cm">
          <draw:text-box>
            <text:p><text:span text:style-name="T5"><text:a xlink:href="mailto:ahmedsalihdev@gmail.com" xlink:type="simple">ahmedsalihdev@gmail.com</text:a></text:span></text:p>
          </draw:text-box>
        </draw:frame>
        <draw:frame draw:style-name="gr4" draw:text-style-name="P8" draw:layer="layout" svg:width="2.284cm" svg:height="0.674cm" svg:x="15.466cm" svg:y="0.396cm">
          <draw:text-box>
            <text:p text:style-name="P5"><text:span text:style-name="T6"><text:a xlink:href="https://github.com/salihcodev" xlink:type="simple">github</text:a></text:span></text:p>
          </draw:text-box>
        </draw:frame>
        <draw:frame draw:style-name="gr5" draw:text-style-name="P8" draw:layer="layout" svg:width="2.328cm" svg:height="0.674cm" svg:x="18.322cm" svg:y="0.389cm">
          <draw:text-box>
            <text:p text:style-name="P5"><text:span text:style-name="T6"><text:a xlink:href="https://asalih.vercel.app/me/" xlink:type="simple">website</text:a></text:span></text:p>
          </draw:text-box>
        </draw:frame>
        <draw:frame draw:style-name="gr6" draw:text-style-name="P10" draw:layer="layout" svg:width="8.961cm" svg:height="1.792cm" svg:x="0.822cm" svg:y="0.955cm">
          <draw:text-box>
            <text:p text:style-name="P9"><text:span text:style-name="T7">Ahmad</text:span><text:span text:style-name="T8"> Salih</text:span></text:p>
          </draw:text-box>
        </draw:frame>
        <draw:frame draw:style-name="gr7" draw:text-style-name="P11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2" draw:text-style-name="P12" draw:layer="layout" svg:width="3.775cm" svg:height="0.674cm" svg:x="9.606cm" svg:y="0.381cm">
          <draw:text-box>
            <text:p text:style-name="P3"><text:span text:style-name="T9"><text:a xlink:href="tel:+20%201096477631" xlink:type="simple">+20 1096477631</text:a></text:span></text:p>
          </draw:text-box>
        </draw:frame>
        <draw:frame draw:style-name="gr8" draw:text-style-name="P13" draw:layer="layout" svg:width="0.457cm" svg:height="0.457cm" svg:x="18.022cm" svg:y="0.518cm">
          <draw:image xlink:href="Pictures/100001DC000004A7000004A72B993E0616711901.svg" xlink:type="simple" xlink:show="embed" xlink:actuate="onLoad" draw:mime-type="image/svg+xml">
            <text:p text:style-name="P9"><text:span text:style-name="T10"><text:s/></text:span></text:p>
          </draw:image>
          <draw:image xlink:href="Pictures/100000010000002D0000002DDE05FE0A4BC96888.png" xlink:type="simple" xlink:show="embed" xlink:actuate="onLoad" draw:mime-type="image/png"/>
        </draw:frame>
        <draw:frame draw:style-name="gr9" draw:text-style-name="P14" draw:layer="layout" svg:width="2.918cm" svg:height="0.925cm" svg:x="0.794cm" svg:y="2.798cm">
          <draw:text-box>
            <text:p><text:span text:style-name="T11">Summary</text:span></text:p>
          </draw:text-box>
        </draw:frame>
        <draw:frame draw:style-name="gr10" draw:text-style-name="P16" draw:layer="layout" svg:width="13.191cm" svg:height="2.367cm" svg:x="0.826cm" svg:y="3.392cm">
          <draw:text-box>
            <text:p text:style-name="P15"><text:span text:style-name="T12">Ahmad is a dynamic and devoted developer. </text:span><text:span text:style-name="T12">Experienced Frontend engineer with a strong </text:span><text:span text:style-name="T12">background in modern web technologies. Now </text:span></text:p>
            <text:p text:style-name="P15"><text:span text:style-name="T12">he is looking for a challenging and pushing </text:span><text:span text:style-name="T12">forward role where he can </text:span><text:span text:style-name="T13">utilize</text:span><text:span text:style-name="T12"> his skills and </text:span><text:span text:style-name="T12">continue learning and growing as a developer.</text:span></text:p>
          </draw:text-box>
        </draw:frame>
        <draw:frame draw:style-name="gr9" draw:text-style-name="P17" draw:layer="measurelines" svg:width="2.918cm" svg:height="0.925cm" svg:x="13.995cm" svg:y="1.281cm">
          <draw:text-box>
            <text:p><text:span text:style-name="T14">Skills</text:span></text:p>
          </draw:text-box>
        </draw:frame>
        <draw:frame draw:style-name="gr11" draw:text-style-name="P18" draw:layer="measurelines" svg:width="6.14cm" svg:height="0.73cm" svg:x="14.027cm" svg:y="1.97cm">
          <draw:text-box>
            <text:p text:style-name="P15"><text:span text:style-name="T15">Frontend</text:span></text:p>
          </draw:text-box>
        </draw:frame>
        <draw:line draw:style-name="gr12" draw:text-style-name="P19" draw:layer="measurelines" svg:x1="15.751cm" svg:y1="1.803cm" svg:x2="20cm" svg:y2="1.803cm">
          <text:p/>
        </draw:line>
        <draw:frame draw:style-name="gr13" draw:text-style-name="P20" draw:layer="layout" svg:width="5.705cm" svg:height="0.755cm" svg:x="14.127cm" svg:y="2.47cm">
          <draw:text-box>
            <text:p text:style-name="P15"><text:span text:style-name="T16">- </text:span><text:span text:style-name="T17">HTML5, CSS3</text:span></text:p>
          </draw:text-box>
        </draw:frame>
        <draw:frame draw:style-name="gr14" draw:text-style-name="P20" draw:layer="layout" svg:width="5.705cm" svg:height="0.755cm" svg:x="14.128cm" svg:y="2.897cm">
          <draw:text-box>
            <text:p text:style-name="P15"><text:span text:style-name="T16">- Sass, Less</text:span></text:p>
          </draw:text-box>
        </draw:frame>
        <draw:frame draw:style-name="gr15" draw:text-style-name="P20" draw:layer="layout" svg:width="5.705cm" svg:height="0.755cm" svg:x="14.129cm" svg:y="3.798cm">
          <draw:text-box>
            <text:p text:style-name="P15"><text:span text:style-name="T16">- </text:span><text:span text:style-name="T17">ReactJS</text:span></text:p>
          </draw:text-box>
        </draw:frame>
        <draw:frame draw:style-name="gr16" draw:text-style-name="P20" draw:layer="layout" svg:width="5.705cm" svg:height="0.755cm" svg:x="14.13cm" svg:y="4.251cm">
          <draw:text-box>
            <text:p text:style-name="P15"><text:span text:style-name="T16">- </text:span><text:span text:style-name="T17">R</text:span><text:span text:style-name="T17">ed</text:span><text:span text:style-name="T17">ux</text:span><text:span text:style-name="T17">, </text:span><text:span text:style-name="T17">R</text:span><text:span text:style-name="T17">ed</text:span><text:span text:style-name="T17">ux </text:span><text:span text:style-name="T17">To</text:span><text:span text:style-name="T17">ol</text:span><text:span text:style-name="T17">kit</text:span></text:p>
          </draw:text-box>
        </draw:frame>
        <draw:frame draw:style-name="gr17" draw:text-style-name="P20" draw:layer="layout" svg:width="5.705cm" svg:height="0.755cm" svg:x="14.129cm" svg:y="3.346cm">
          <draw:text-box>
            <text:p text:style-name="P15"><text:span text:style-name="T16">- Pug/Jade</text:span></text:p>
          </draw:text-box>
        </draw:frame>
        <draw:frame draw:style-name="gr18" draw:text-style-name="P20" draw:layer="layout" svg:width="5.705cm" svg:height="0.755cm" svg:x="14.131cm" svg:y="4.7cm">
          <draw:text-box>
            <text:p text:style-name="P15"><text:span text:style-name="T16">- </text:span><text:span text:style-name="T17">GatsbyJS</text:span></text:p>
          </draw:text-box>
        </draw:frame>
        <draw:frame draw:style-name="gr19" draw:text-style-name="P20" draw:layer="layout" svg:width="5.705cm" svg:height="0.755cm" svg:x="14.132cm" svg:y="5.129cm">
          <draw:text-box>
            <text:p text:style-name="P15"><text:span text:style-name="T16">- </text:span><text:span text:style-name="T17">NextJS</text:span></text:p>
          </draw:text-box>
        </draw:frame>
        <draw:frame draw:style-name="gr20" draw:text-style-name="P18" draw:layer="layout" svg:width="6.14cm" svg:height="0.73cm" svg:x="14.027cm" svg:y="6.07cm">
          <draw:text-box>
            <text:p text:style-name="P15"><text:span text:style-name="T15">Backend</text:span></text:p>
          </draw:text-box>
        </draw:frame>
        <draw:frame draw:style-name="gr21" draw:text-style-name="P20" draw:layer="layout" svg:width="5.705cm" svg:height="0.755cm" svg:x="14.127cm" svg:y="6.57cm">
          <draw:text-box>
            <text:p text:style-name="P15"><text:span text:style-name="T16">- NodeJS</text:span></text:p>
          </draw:text-box>
        </draw:frame>
        <draw:frame draw:style-name="gr22" draw:text-style-name="P20" draw:layer="layout" svg:width="5.705cm" svg:height="0.755cm" svg:x="14.128cm" svg:y="6.997cm">
          <draw:text-box>
            <text:p text:style-name="P15"><text:span text:style-name="T16">- ExpressJS</text:span></text:p>
          </draw:text-box>
        </draw:frame>
        <draw:frame draw:style-name="gr23" draw:text-style-name="P20" draw:layer="layout" svg:width="5.705cm" svg:height="0.755cm" svg:x="14.129cm" svg:y="7.462cm">
          <draw:text-box>
            <text:p text:style-name="P15"><text:span text:style-name="T16">- </text:span><text:span text:style-name="T16">NestJS</text:span></text:p>
          </draw:text-box>
        </draw:frame>
        <draw:frame draw:style-name="gr24" draw:text-style-name="P18" draw:layer="layout" svg:width="6.14cm" svg:height="0.73cm" svg:x="14.027cm" svg:y="10.459cm">
          <draw:text-box>
            <text:p text:style-name="P15"><text:span text:style-name="T15">Programming Languages</text:span></text:p>
          </draw:text-box>
        </draw:frame>
        <draw:frame draw:style-name="gr25" draw:text-style-name="P20" draw:layer="layout" svg:width="5.705cm" svg:height="0.755cm" svg:x="14.127cm" svg:y="10.959cm">
          <draw:text-box>
            <text:p text:style-name="P15"><text:span text:style-name="T16">- Javascript, Typescript</text:span></text:p>
          </draw:text-box>
        </draw:frame>
        <draw:frame draw:style-name="gr26" draw:text-style-name="P20" draw:layer="layout" svg:width="5.705cm" svg:height="0.755cm" svg:x="14.128cm" svg:y="11.386cm">
          <draw:text-box>
            <text:p text:style-name="P15"><text:span text:style-name="T16">- Golang</text:span></text:p>
          </draw:text-box>
        </draw:frame>
        <draw:frame draw:style-name="gr27" draw:text-style-name="P18" draw:layer="layout" svg:width="6.14cm" svg:height="0.73cm" svg:x="14.027cm" svg:y="8.915cm">
          <draw:text-box>
            <text:p text:style-name="P15"><text:span text:style-name="T15">Databases</text:span></text:p>
          </draw:text-box>
        </draw:frame>
        <draw:frame draw:style-name="gr28" draw:text-style-name="P20" draw:layer="layout" svg:width="5.705cm" svg:height="0.755cm" svg:x="14.127cm" svg:y="9.415cm">
          <draw:text-box>
            <text:p text:style-name="P15"><text:span text:style-name="T16">- MongoDB</text:span></text:p>
          </draw:text-box>
        </draw:frame>
        <draw:frame draw:style-name="gr29" draw:text-style-name="P20" draw:layer="layout" svg:width="5.705cm" svg:height="0.755cm" svg:x="14.129cm" svg:y="9.907cm">
          <draw:text-box>
            <text:p text:style-name="P15"><text:span text:style-name="T16">- SQLite</text:span></text:p>
          </draw:text-box>
        </draw:frame>
        <draw:frame draw:style-name="gr30" draw:text-style-name="P20" draw:layer="layout" svg:width="5.705cm" svg:height="0.755cm" svg:x="14.133cm" svg:y="5.524cm">
          <draw:text-box>
            <text:p text:style-name="P15"><text:span text:style-name="T16">- </text:span><text:span text:style-name="T17">Webpack, Vite</text:span></text:p>
          </draw:text-box>
        </draw:frame>
        <draw:frame draw:style-name="gr31" draw:text-style-name="P18" draw:layer="layout" svg:width="6.14cm" svg:height="0.73cm" svg:x="14.017cm" svg:y="12.353cm">
          <draw:text-box>
            <text:p text:style-name="P15"><text:span text:style-name="T15">Software Concepts</text:span></text:p>
          </draw:text-box>
        </draw:frame>
        <draw:frame draw:style-name="gr32" draw:text-style-name="P20" draw:layer="layout" svg:width="5.705cm" svg:height="0.755cm" svg:x="14.117cm" svg:y="12.853cm">
          <draw:text-box>
            <text:p text:style-name="P15"><text:span text:style-name="T16">- OOP</text:span></text:p>
          </draw:text-box>
        </draw:frame>
        <draw:frame draw:style-name="gr33" draw:text-style-name="P20" draw:layer="layout" svg:width="5.705cm" svg:height="0.755cm" svg:x="14.118cm" svg:y="13.28cm">
          <draw:text-box>
            <text:p text:style-name="P15"><text:span text:style-name="T16">- Design Patterns Concepts.</text:span></text:p>
          </draw:text-box>
        </draw:frame>
        <draw:frame draw:style-name="gr34" draw:text-style-name="P20" draw:layer="layout" svg:width="5.705cm" svg:height="0.755cm" svg:x="14.119cm" svg:y="13.765cm">
          <draw:text-box>
            <text:p text:style-name="P15"><text:span text:style-name="T16">- SOLID Principles</text:span></text:p>
          </draw:text-box>
        </draw:frame>
        <draw:frame draw:style-name="gr35" draw:text-style-name="P18" draw:layer="layout" svg:width="6.14cm" svg:height="0.73cm" svg:x="14.017cm" svg:y="14.293cm">
          <draw:text-box>
            <text:p text:style-name="P15"><text:span text:style-name="T15">Other Skills</text:span></text:p>
          </draw:text-box>
        </draw:frame>
        <draw:frame draw:style-name="gr36" draw:text-style-name="P20" draw:layer="layout" svg:width="5.705cm" svg:height="0.755cm" svg:x="14.117cm" svg:y="14.77cm">
          <draw:text-box>
            <text:p text:style-name="P15"><text:span text:style-name="T16">- Git</text:span></text:p>
          </draw:text-box>
        </draw:frame>
        <draw:frame draw:style-name="gr37" draw:text-style-name="P20" draw:layer="layout" svg:width="5.705cm" svg:height="0.755cm" svg:x="14.118cm" svg:y="15.662cm">
          <draw:text-box>
            <text:p text:style-name="P15"><text:span text:style-name="T16">- JWT</text:span></text:p>
          </draw:text-box>
        </draw:frame>
        <draw:frame draw:style-name="gr38" draw:text-style-name="P20" draw:layer="layout" svg:width="5.705cm" svg:height="0.755cm" svg:x="14.119cm" svg:y="16.543cm">
          <draw:text-box>
            <text:p text:style-name="P15"><text:span text:style-name="T16">- CI/CD TraviseCI, CircleCi</text:span></text:p>
          </draw:text-box>
        </draw:frame>
        <draw:frame draw:style-name="gr39" draw:text-style-name="P20" draw:layer="layout" svg:width="5.705cm" svg:height="0.755cm" svg:x="14.12cm" svg:y="16.09cm">
          <draw:text-box>
            <text:p text:style-name="P15"><text:span text:style-name="T16">- Docker</text:span></text:p>
          </draw:text-box>
        </draw:frame>
        <draw:frame draw:style-name="gr40" draw:text-style-name="P21" draw:layer="layout" svg:width="3.556cm" svg:height="0.873cm" svg:x="1.23cm" svg:y="6.279cm">
          <draw:text-box>
            <text:p><text:span text:style-name="T11">Military</text:span></text:p>
          </draw:text-box>
        </draw:frame>
        <draw:frame draw:style-name="gr41" draw:text-style-name="P23" draw:layer="layout" svg:width="5.143cm" svg:height="0.717cm" svg:x="7.912cm" svg:y="6.43cm">
          <draw:text-box>
            <text:p text:style-name="P22"><text:span text:style-name="T18">Jan - 2022 <text:s/>: <text:s/>Mar - 2023 </text:span></text:p>
          </draw:text-box>
        </draw:frame>
        <draw:frame draw:style-name="gr42" draw:text-style-name="P25" draw:layer="layout" svg:width="5.225cm" svg:height="0.823cm" svg:x="1.238cm" svg:y="6.915cm">
          <draw:text-box>
            <text:p text:style-name="P24"><text:span text:style-name="T19">Fullstack developer</text:span></text:p>
          </draw:text-box>
        </draw:frame>
        <draw:frame draw:style-name="gr43" draw:text-style-name="P26" draw:layer="layout" svg:width="4.778cm" svg:height="0.742cm" svg:x="3.165cm" svg:y="6.393cm">
          <draw:text-box>
            <text:p text:style-name="P15"><text:span text:style-name="T20">Military service life time</text:span></text:p>
          </draw:text-box>
        </draw:frame>
        <draw:frame draw:style-name="gr44" draw:text-style-name="P27" draw:layer="layout" svg:width="12.458cm" svg:height="1.763cm" svg:x="1.232cm" svg:y="7.423cm">
          <draw:text-box>
            <text:p text:style-name="P24"><text:span text:style-name="T21">Played full role, Handled more </text:span><text:span text:style-name="T21">than 20 mindsets, Developed </text:span><text:span text:style-name="T21">quite several projects, front&amp;back </text:span><text:span text:style-name="T21">end. Most of the time I was </text:span><text:span text:style-name="T21">dealing with MSSQL server, </text:span><text:span text:style-name="T21">Sqlite on top of NodeJS, and </text:span><text:span text:style-name="T21">Reactjs.</text:span></text:p>
          </draw:text-box>
        </draw:frame>
        <draw:custom-shape draw:style-name="gr45" draw:text-style-name="P28" draw:layer="layout" svg:width="0.152cm" svg:height="0.152cm" svg:x="1.164cm" svg:y="6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9" draw:layer="layout" svg:width="12.248cm" svg:height="1.586cm" svg:x="1.306cm" svg:y="9.03cm">
          <draw:text-box>
            <text:p text:style-name="P15"><text:span text:style-name="T22">-</text:span><text:span text:style-name="T16"> </text:span><text:span text:style-name="T22">Office Archive App</text:span><text:span text:style-name="T16"> – Worked on full functional archive can </text:span><text:span text:style-name="T22">crud </text:span><text:span text:style-name="T16">fax, <text:s text:c="5"/></text:span><text:span text:style-name="T23">All that depends on the </text:span><text:span text:style-name="T24">year, stage, </text:span><text:span text:style-name="T23">and </text:span><text:span text:style-name="T25">fax title</text:span><text:span text:style-name="T23"> or soldier </text:span><text:span text:style-name="T25">name</text:span><text:span text:style-name="T23">.</text:span></text:p>
          </draw:text-box>
        </draw:frame>
        <draw:frame draw:style-name="gr47" draw:text-style-name="P17" draw:layer="layout" svg:width="5.92cm" svg:height="0.92cm" svg:x="0.795cm" svg:y="5.649cm">
          <draw:text-box>
            <text:p><text:span text:style-name="T14">P</text:span><text:span text:style-name="T14">r</text:span><text:span text:style-name="T14">o</text:span><text:span text:style-name="T14">f</text:span><text:span text:style-name="T14">e</text:span><text:span text:style-name="T14">s</text:span><text:span text:style-name="T14">s</text:span><text:span text:style-name="T14">i</text:span><text:span text:style-name="T14">o</text:span><text:span text:style-name="T14">n</text:span><text:span text:style-name="T14"> </text:span><text:span text:style-name="T14">E</text:span><text:span text:style-name="T14">x</text:span><text:span text:style-name="T14">p</text:span><text:span text:style-name="T14">e</text:span><text:span text:style-name="T14">r</text:span><text:span text:style-name="T14">i</text:span><text:span text:style-name="T14">e</text:span><text:span text:style-name="T14">n</text:span><text:span text:style-name="T14">c</text:span><text:span text:style-name="T14">e</text:span></text:p>
          </draw:text-box>
        </draw:frame>
        <draw:line draw:style-name="gr12" draw:text-style-name="P19" draw:layer="layout" svg:x1="3.247cm" svg:y1="3.303cm" svg:x2="13.382cm" svg:y2="3.303cm">
          <text:p/>
        </draw:line>
        <draw:frame draw:style-name="gr48" draw:text-style-name="P29" draw:layer="layout" svg:width="12.248cm" svg:height="1.763cm" svg:x="1.306cm" svg:y="10.03cm">
          <draw:text-box>
            <text:p text:style-name="P15"><text:span text:style-name="T22">-</text:span><text:span text:style-name="T16"> </text:span><text:span text:style-name="T26">Leader Assistant </text:span><text:span text:style-name="T27">– A </text:span><text:span text:style-name="T26">LAN </text:span><text:span text:style-name="T27">based app for the leader to assign orders, <text:s text:c="5"/>track requests, and respond back for requests to </text:span><text:span text:style-name="T25">approve</text:span><text:span text:style-name="T27">, </text:span><text:span text:style-name="T25">wait</text:span><text:span text:style-name="T27"> or just <text:s text:c="4"/></text:span><text:span text:style-name="T25">delete</text:span><text:span text:style-name="T27"> it quitely.</text:span></text:p>
          </draw:text-box>
        </draw:frame>
        <draw:frame draw:style-name="gr48" draw:text-style-name="P29" draw:layer="layout" svg:width="12.248cm" svg:height="1.763cm" svg:x="1.306cm" svg:y="11.63cm">
          <draw:text-box>
            <text:p text:style-name="P15"><text:span text:style-name="T26">-</text:span><text:span text:style-name="T27"> </text:span><text:span text:style-name="T26">Solider Examiner</text:span><text:span text:style-name="T27"> – Recreated exam app, which has three types of <text:s text:c="9"/>questions that helps to measure Psychological, Sexual, and religious <text:s text:c="5"/>deviations.</text:span></text:p>
          </draw:text-box>
        </draw:frame>
        <draw:line draw:style-name="gr49" draw:text-style-name="P19" draw:layer="layout" svg:x1="1.209cm" svg:y1="13.378cm" svg:x2="1.209cm" svg:y2="6.969cm">
          <text:p/>
        </draw:line>
        <draw:frame draw:style-name="gr40" draw:text-style-name="P21" draw:layer="layout" svg:width="3.556cm" svg:height="0.873cm" svg:x="1.196cm" svg:y="13.279cm">
          <draw:text-box>
            <text:p><text:span text:style-name="T11">Upwork</text:span></text:p>
          </draw:text-box>
        </draw:frame>
        <draw:frame draw:style-name="gr41" draw:text-style-name="P23" draw:layer="layout" svg:width="5.143cm" svg:height="0.717cm" svg:x="7.878cm" svg:y="13.43cm">
          <draw:text-box>
            <text:p text:style-name="P22"><text:span text:style-name="T18">Jun - 2019 <text:s/>: <text:s/>Sep - 2020 </text:span></text:p>
          </draw:text-box>
        </draw:frame>
        <draw:frame draw:style-name="gr50" draw:text-style-name="P25" draw:layer="layout" svg:width="5.225cm" svg:height="0.823cm" svg:x="1.224cm" svg:y="13.915cm">
          <draw:text-box>
            <text:p text:style-name="P24"><text:span text:style-name="T19">Frontend developer</text:span></text:p>
          </draw:text-box>
        </draw:frame>
        <draw:frame draw:style-name="gr51" draw:text-style-name="P26" draw:layer="layout" svg:width="4.778cm" svg:height="0.742cm" svg:x="3.131cm" svg:y="13.393cm">
          <draw:text-box>
            <text:p text:style-name="P15"><text:span text:style-name="T20">Freelancing</text:span></text:p>
          </draw:text-box>
        </draw:frame>
        <draw:frame draw:style-name="gr52" draw:text-style-name="P30" draw:layer="layout" svg:width="12.458cm" svg:height="1.259cm" svg:x="1.218cm" svg:y="14.423cm">
          <draw:text-box>
            <text:p text:style-name="P15"><text:span text:style-name="T21">Became aware of UI &amp; UX, Which I worked on almost ~30 freelancing task, And I Extended my experience in backend technologies.</text:span></text:p>
          </draw:text-box>
        </draw:frame>
        <draw:line draw:style-name="gr49" draw:text-style-name="P19" draw:layer="layout" svg:x1="1.229cm" svg:y1="15.455cm" svg:x2="1.229cm" svg:y2="13.949cm">
          <text:p/>
        </draw:line>
        <draw:frame draw:style-name="gr53" draw:text-style-name="P31" draw:layer="layout" svg:width="5.712cm" svg:height="0.755cm" svg:x="14.288cm" svg:y="18.711cm">
          <draw:text-box>
            <text:p text:style-name="P15"><text:span text:style-name="T16">Arabic <text:s text:c="2"/></text:span><text:span text:style-name="T28">Native</text:span></text:p>
          </draw:text-box>
        </draw:frame>
        <draw:frame draw:style-name="gr54" draw:text-style-name="P31" draw:layer="layout" svg:width="5.717cm" svg:height="0.755cm" svg:x="14.283cm" svg:y="19.314cm">
          <draw:text-box>
            <text:p text:style-name="P24"><text:span text:style-name="T21">English <text:s/></text:span><text:span text:style-name="T29">B2</text:span></text:p>
          </draw:text-box>
        </draw:frame>
        <draw:frame draw:style-name="gr55" draw:text-style-name="P31" draw:layer="layout" svg:width="5.717cm" svg:height="0.755cm" svg:x="14.283cm" svg:y="19.914cm">
          <draw:text-box>
            <text:p text:style-name="P24"><text:span text:style-name="T21">Deutsch <text:s text:c="2"/></text:span><text:span text:style-name="T29">A2</text:span></text:p>
          </draw:text-box>
        </draw:frame>
        <draw:frame draw:style-name="gr56" draw:text-style-name="P32" draw:layer="layout" svg:width="6.86cm" svg:height="0.78cm" svg:x="14.14cm" svg:y="21.125cm">
          <draw:text-box>
            <text:p text:style-name="P15"><text:span text:style-name="T30">@salihcodev</text:span><text:span text:style-name="T31"> </text:span><text:span text:style-name="T32"><text:s/></text:span><text:span text:style-name="T33"><text:s/></text:span><text:span text:style-name="T34"><text:a xlink:href="https://stackoverflow.com/users/11687959/ahmad-salih?tab=profile" xlink:type="simple">StackOverFlow</text:a></text:span><text:span text:style-name="T35">, </text:span><text:span text:style-name="T36"><text:a xlink:href="https://www.twitter.com/salihcodev" xlink:type="simple">Twitter</text:a></text:span></text:p>
          </draw:text-box>
        </draw:frame>
        <draw:frame draw:style-name="gr9" draw:text-style-name="P17" draw:layer="layout" svg:width="2.918cm" svg:height="0.925cm" svg:x="13.995cm" svg:y="17.382cm">
          <draw:text-box>
            <text:p><text:span text:style-name="T14">Extras</text:span></text:p>
          </draw:text-box>
        </draw:frame>
        <draw:frame draw:style-name="gr57" draw:text-style-name="P18" draw:layer="layout" svg:width="6.14cm" svg:height="0.73cm" svg:x="14.017cm" svg:y="18.038cm">
          <draw:text-box>
            <text:p text:style-name="P15"><text:span text:style-name="T15">Languages</text:span></text:p>
          </draw:text-box>
        </draw:frame>
        <draw:frame draw:style-name="gr58" draw:text-style-name="P18" draw:layer="layout" svg:width="6.14cm" svg:height="0.73cm" svg:x="14.017cm" svg:y="20.638cm">
          <draw:text-box>
            <text:p text:style-name="P15"><text:span text:style-name="T15">More Useful links</text:span></text:p>
          </draw:text-box>
        </draw:frame>
        <draw:line draw:style-name="gr12" draw:text-style-name="P19" draw:layer="layout" svg:x1="6.194cm" svg:y1="6.103cm" svg:x2="13.382cm" svg:y2="6.103cm">
          <text:p/>
        </draw:line>
        <draw:line draw:style-name="gr12" draw:text-style-name="P19" draw:layer="layout" svg:x1="3.071cm" svg:y1="16.248cm" svg:x2="13.382cm" svg:y2="16.248cm">
          <text:p/>
        </draw:line>
        <draw:frame draw:style-name="gr9" draw:text-style-name="P17" draw:layer="layout" svg:width="5.285cm" svg:height="0.925cm" svg:x="0.796cm" svg:y="15.75cm">
          <draw:text-box>
            <text:p><text:span text:style-name="T14">Projects</text:span></text:p>
          </draw:text-box>
        </draw:frame>
        <draw:line draw:style-name="gr12" draw:text-style-name="P19" draw:layer="layout" svg:x1="15.934cm" svg:y1="17.903cm" svg:x2="20cm" svg:y2="17.903cm">
          <text:p/>
        </draw:line>
        <draw:frame draw:style-name="gr9" draw:text-style-name="P17" draw:layer="layout" svg:width="5.285cm" svg:height="0.925cm" svg:x="0.8cm" svg:y="22.35cm">
          <draw:text-box>
            <text:p text:style-name="P15"><text:span text:style-name="T14">Achievments</text:span></text:p>
          </draw:text-box>
        </draw:frame>
        <draw:frame draw:style-name="gr59" draw:text-style-name="P20" draw:layer="layout" svg:width="5.705cm" svg:height="0.755cm" svg:x="14.129cm" svg:y="11.787cm">
          <draw:text-box>
            <text:p text:style-name="P15"><text:span text:style-name="T16">- Java </text:span><text:span text:style-name="T37">novice</text:span></text:p>
          </draw:text-box>
        </draw:frame>
        <draw:frame draw:style-name="gr40" draw:text-style-name="P33" draw:layer="layout" svg:width="3.556cm" svg:height="0.873cm" svg:x="1.216cm" svg:y="16.491cm">
          <draw:text-box>
            <text:p><text:span text:style-name="T38"><text:a xlink:href="https://github.com/salihcodev/fullcart" xlink:type="simple">Fullcart</text:a></text:span></text:p>
          </draw:text-box>
        </draw:frame>
        <draw:frame draw:style-name="gr60" draw:text-style-name="P26" draw:layer="layout" svg:width="5.676cm" svg:height="0.73cm" svg:x="3.576cm" svg:y="16.557cm">
          <draw:text-box>
            <text:p text:style-name="P15"><text:span text:style-name="T20">E-Commercial Platform <text:s/>(WIP)</text:span></text:p>
          </draw:text-box>
        </draw:frame>
        <draw:frame draw:style-name="gr61" draw:text-style-name="P34" draw:layer="layout" svg:width="12.08cm" svg:height="1.309cm" svg:x="1.192cm" svg:y="17.103cm">
          <draw:text-box>
            <text:p text:style-name="P15"><text:span text:style-name="T39">A Platform that manage people to sell / buy their products online.</text:span></text:p>
          </draw:text-box>
        </draw:frame>
        <draw:frame draw:style-name="gr62" draw:text-style-name="P35" draw:layer="layout" svg:width="12.084cm" svg:height="1.309cm" svg:x="1.188cm" svg:y="17.611cm">
          <draw:text-box>
            <text:p text:style-name="P24"><text:span text:style-name="T40"># Stack:</text:span><text:span text:style-name="T41"> ReactJS, Typescript, Redux-Toolkit, NodeJS, ExpressJS, <text:s text:c="9"/>MongoDB, Sass </text:span><text:span text:style-name="T42">(custome design system)</text:span></text:p>
          </draw:text-box>
        </draw:frame>
        <draw:frame draw:style-name="gr63" draw:text-style-name="P36" draw:layer="layout" svg:width="9.545cm" svg:height="0.78cm" svg:x="1.062cm" svg:y="23.016cm">
          <draw:text-box>
            <text:p><text:span text:style-name="T43">- Software Design and Architecture Specialization <text:s/></text:span></text:p>
          </draw:text-box>
        </draw:frame>
        <draw:frame draw:style-name="gr63" draw:text-style-name="P37" draw:layer="layout" svg:width="9.545cm" svg:height="0.78cm" svg:x="1.048cm" svg:y="23.516cm">
          <draw:text-box>
            <text:p><text:span text:style-name="T44"><text:a xlink:href="https://www.coursera.org/account/accomplishments/specialization/certificate/HYQT966DDFK6" xlink:type="simple">- Programming with Google Go Specialization</text:a></text:span></text:p>
          </draw:text-box>
        </draw:frame>
        <draw:frame draw:style-name="gr63" draw:text-style-name="P37" draw:layer="layout" svg:width="10.126cm" svg:height="0.78cm" svg:x="1.034cm" svg:y="24.051cm">
          <draw:text-box>
            <text:p><text:span text:style-name="T44"><text:a xlink:href="https://udemy-certificate.s3.amazonaws.com/image/UC-4110ab59-cacd-4447-9c42-b015ee9c419c.jpg" xlink:type="simple">- NestJS Zero to Hero - Modern TypeScript Back-end</text:a></text:span></text:p>
          </draw:text-box>
        </draw:frame>
        <draw:frame draw:style-name="gr41" draw:text-style-name="P23" draw:layer="layout" svg:width="2.592cm" svg:height="0.717cm" svg:x="10.46cm" svg:y="23.064cm">
          <draw:text-box>
            <text:p text:style-name="P22"><text:span text:style-name="T18">(WIP)</text:span></text:p>
          </draw:text-box>
        </draw:frame>
        <draw:frame draw:style-name="gr41" draw:text-style-name="P23" draw:layer="layout" svg:width="2.592cm" svg:height="0.717cm" svg:x="10.46cm" svg:y="23.564cm">
          <draw:text-box>
            <text:p text:style-name="P22"><text:span text:style-name="T18">(Dec. 2021)</text:span></text:p>
          </draw:text-box>
        </draw:frame>
        <draw:frame draw:style-name="gr41" draw:text-style-name="P23" draw:layer="layout" svg:width="2.592cm" svg:height="0.717cm" svg:x="10.46cm" svg:y="24.131cm">
          <draw:text-box>
            <text:p text:style-name="P22"><text:span text:style-name="T18">(Jan. 2023)</text:span></text:p>
          </draw:text-box>
        </draw:frame>
        <draw:line draw:style-name="gr12" draw:text-style-name="P19" draw:layer="layout" svg:x1="4.175cm" svg:y1="22.848cm" svg:x2="13.383cm" svg:y2="22.848cm">
          <text:p/>
        </draw:line>
        <draw:custom-shape draw:style-name="gr45" draw:text-style-name="P28" draw:layer="layout" svg:width="0.152cm" svg:height="0.152cm" svg:x="1.144cm" svg:y="13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3" draw:layer="layout" svg:width="2.324cm" svg:height="0.873cm" svg:x="1.216cm" svg:y="20.68cm">
          <draw:text-box>
            <text:p><text:span text:style-name="T38"><text:a xlink:href="https://github.com/salihcodev/todonest" xlink:type="simple">Todonest</text:a></text:span></text:p>
          </draw:text-box>
        </draw:frame>
        <draw:frame draw:style-name="gr64" draw:text-style-name="P26" draw:layer="layout" svg:width="5.676cm" svg:height="0.73cm" svg:x="3.74cm" svg:y="20.744cm">
          <draw:text-box>
            <text:p text:style-name="P15"><text:span text:style-name="T20">Tasks Assigner Server</text:span></text:p>
          </draw:text-box>
        </draw:frame>
        <draw:frame draw:style-name="gr7" draw:text-style-name="P11" draw:layer="layout" svg:width="0.321cm" svg:height="0.319cm" svg:x="3.246cm" svg:y="20.9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1D39E95FA81BDE28.png" xlink:type="simple" xlink:show="embed" xlink:actuate="onLoad" draw:mime-type="image/png"/>
        </draw:frame>
        <draw:frame draw:style-name="gr65" draw:text-style-name="P34" draw:layer="layout" svg:width="11.708cm" svg:height="0.78cm" svg:x="1.192cm" svg:y="21.152cm">
          <draw:text-box>
            <text:p text:style-name="P15"><text:span text:style-name="T39">A regular tasks assigner </text:span><text:span text:style-name="T45">API</text:span><text:span text:style-name="T39">. Which you can apply </text:span><text:span text:style-name="T46">crud </text:span><text:span text:style-name="T39">&amp; </text:span><text:span text:style-name="T46">auth</text:span></text:p>
          </draw:text-box>
        </draw:frame>
        <draw:frame draw:style-name="gr66" draw:text-style-name="P35" draw:layer="layout" svg:width="12.084cm" svg:height="0.78cm" svg:x="1.188cm" svg:y="21.66cm">
          <draw:text-box>
            <text:p text:style-name="P24"><text:span text:style-name="T40"># Stack:</text:span><text:span text:style-name="T41"> NodeJS, NestJS, Typescript, JWT, Passport</text:span></text:p>
          </draw:text-box>
        </draw:frame>
        <draw:frame draw:style-name="gr67" draw:text-style-name="P20" draw:layer="layout" svg:width="5.705cm" svg:height="0.755cm" svg:x="14.118cm" svg:y="15.203cm">
          <draw:text-box>
            <text:p text:style-name="P15"><text:span text:style-name="T16">- Github actions</text:span></text:p>
          </draw:text-box>
        </draw:frame>
        <draw:frame draw:style-name="gr7" draw:text-style-name="P11" draw:layer="layout" svg:width="0.321cm" svg:height="0.319cm" svg:x="3.024cm" svg:y="16.74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1D39E95FA81BDE28.png" xlink:type="simple" xlink:show="embed" xlink:actuate="onLoad" draw:mime-type="image/png"/>
        </draw:frame>
        <draw:frame draw:style-name="gr7" draw:text-style-name="P11" draw:layer="layout" svg:width="0.321cm" svg:height="0.319cm" svg:x="10.137cm" svg:y="23.25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1D39E95FA81BDE28.png" xlink:type="simple" xlink:show="embed" xlink:actuate="onLoad" draw:mime-type="image/png"/>
        </draw:frame>
        <draw:frame draw:style-name="gr7" draw:text-style-name="P11" draw:layer="layout" svg:width="0.321cm" svg:height="0.319cm" svg:x="9.438cm" svg:y="23.76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1D39E95FA81BDE28.png" xlink:type="simple" xlink:show="embed" xlink:actuate="onLoad" draw:mime-type="image/png"/>
        </draw:frame>
        <draw:frame draw:style-name="gr7" draw:text-style-name="P11" draw:layer="layout" svg:width="0.321cm" svg:height="0.319cm" svg:x="10.539cm" svg:y="24.281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1D39E95FA81BDE28.png" xlink:type="simple" xlink:show="embed" xlink:actuate="onLoad" draw:mime-type="image/png"/>
        </draw:frame>
        <draw:frame draw:style-name="gr68" draw:text-style-name="P33" draw:layer="layout" svg:width="2.959cm" svg:height="0.827cm" svg:x="1.216cm" svg:y="18.84cm">
          <draw:text-box>
            <text:p><text:span text:style-name="T38"><text:a xlink:href="https://github.com/salihcodev/metweather" xlink:type="simple">Metweather</text:a></text:span></text:p>
          </draw:text-box>
        </draw:frame>
        <draw:frame draw:style-name="gr69" draw:text-style-name="P26" draw:layer="layout" svg:width="5.676cm" svg:height="0.73cm" svg:x="4.056cm" svg:y="18.904cm">
          <draw:text-box>
            <text:p text:style-name="P15"><text:span text:style-name="T20">Weather App</text:span></text:p>
          </draw:text-box>
        </draw:frame>
        <draw:frame draw:style-name="gr70" draw:text-style-name="P34" draw:layer="layout" svg:width="12.398cm" svg:height="0.78cm" svg:x="1.228cm" svg:y="19.359cm">
          <draw:text-box>
            <text:p text:style-name="P15"><text:span text:style-name="T39">Simple weather app, User experience it by coordinates or city name</text:span></text:p>
          </draw:text-box>
        </draw:frame>
        <draw:frame draw:style-name="gr71" draw:text-style-name="P38" draw:layer="layout" svg:width="12.084cm" svg:height="0.78cm" svg:x="1.188cm" svg:y="19.884cm">
          <draw:text-box>
            <text:p text:style-name="P24"><text:span text:style-name="T40"># Stack:</text:span><text:span text:style-name="T41"> ReactJS, Typescript, ContextAPI, OpenMeteo-API</text:span></text:p>
          </draw:text-box>
        </draw:frame>
        <draw:frame draw:style-name="gr7" draw:text-style-name="P11" draw:layer="layout" svg:width="0.321cm" svg:height="0.319cm" svg:x="3.772cm" svg:y="19.077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1D39E95FA81BDE28.png" xlink:type="simple" xlink:show="embed" xlink:actuate="onLoad" draw:mime-type="image/png"/>
        </draw:frame>
        <draw:frame draw:style-name="gr9" draw:text-style-name="P17" draw:layer="layout" svg:width="2.918cm" svg:height="0.925cm" svg:x="0.796cm" svg:y="24.784cm">
          <draw:text-box>
            <text:p><text:span text:style-name="T14">Education</text:span></text:p>
          </draw:text-box>
        </draw:frame>
        <draw:frame draw:style-name="gr72" draw:text-style-name="P18" draw:layer="layout" svg:width="6.14cm" svg:height="0.78cm" svg:x="0.902cm" svg:y="25.641cm">
          <draw:text-box>
            <text:p text:style-name="P15"><text:span text:style-name="T47">UNIVERSITY OF SADAT CITY</text:span></text:p>
          </draw:text-box>
        </draw:frame>
        <draw:frame draw:style-name="gr73" draw:text-style-name="P20" draw:layer="layout" svg:width="5.705cm" svg:height="0.657cm" svg:x="1.002cm" svg:y="26.218cm">
          <draw:text-box>
            <text:p text:style-name="P15"><text:span text:style-name="T48"><text:a xlink:href="http://law.usc.edu.eg/ar" xlink:type="simple">law.usc.edu.eg/ar</text:a></text:span></text:p>
          </draw:text-box>
        </draw:frame>
        <draw:frame draw:style-name="gr74" draw:text-style-name="P34" draw:layer="layout" svg:width="4.778cm" svg:height="0.755cm" svg:x="1.025cm" svg:y="26.805cm">
          <draw:text-box>
            <text:p text:style-name="P15"><text:span text:style-name="T21">Bachelor of Laws</text:span></text:p>
          </draw:text-box>
        </draw:frame>
        <draw:frame draw:style-name="gr41" draw:text-style-name="P23" draw:layer="layout" svg:width="2.325cm" svg:height="0.717cm" svg:x="10.712cm" svg:y="25.702cm">
          <draw:text-box>
            <text:p text:style-name="P22"><text:span text:style-name="T18">2017 <text:s/>: <text:s/>2021</text:span></text:p>
          </draw:text-box>
        </draw:frame>
        <draw:line draw:style-name="gr12" draw:text-style-name="P19" draw:layer="layout" svg:x1="3.498cm" svg:y1="25.304cm" svg:x2="13.382cm" svg:y2="25.304cm">
          <text:p/>
        </draw:line>
        <draw:frame draw:style-name="gr75" draw:text-style-name="P26" draw:layer="layout" svg:width="4.778cm" svg:height="0.755cm" svg:x="1.025cm" svg:y="27.289cm">
          <draw:text-box>
            <text:p text:style-name="P15"><text:span text:style-name="T49">GPA : </text:span><text:span text:style-name="T50"><text:s/>3.00</text:span></text:p>
          </draw:text-box>
        </draw:frame>
        <draw:frame draw:style-name="gr7" draw:text-style-name="P11" draw:layer="layout" svg:width="0.321cm" svg:height="0.319cm" svg:x="5.022cm" svg:y="26.401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1D39E95FA81BDE28.png" xlink:type="simple" xlink:show="embed" xlink:actuate="onLoad" draw:mime-type="image/png"/>
        </draw:frame>
        <draw:frame draw:style-name="gr76" draw:text-style-name="P20" draw:layer="layout" svg:width="5.705cm" svg:height="0.755cm" svg:x="14.129cm" svg:y="7.909cm">
          <draw:text-box>
            <text:p text:style-name="P15"><text:span text:style-name="T16">- Mongoose</text:span></text:p>
          </draw:text-box>
        </draw:frame>
        <draw:frame draw:style-name="gr77" draw:text-style-name="P20" draw:layer="layout" svg:width="5.705cm" svg:height="0.755cm" svg:x="14.13cm" svg:y="8.341cm">
          <draw:text-box>
            <text:p text:style-name="P15"><text:span text:style-name="T16">- KnexJS</text:span></text:p>
          </draw:text-box>
        </draw:frame>
        <draw:frame draw:style-name="gr78" draw:text-style-name="P34" draw:layer="layout" svg:width="0.523cm" svg:height="0.873cm" svg:x="0.892cm" svg:y="16.395cm">
          <draw:text-box>
            <text:p text:style-name="P15"><text:span text:style-name="T51">-</text:span></text:p>
          </draw:text-box>
        </draw:frame>
        <draw:frame draw:style-name="gr79" draw:text-style-name="P34" draw:layer="layout" svg:width="0.523cm" svg:height="0.873cm" svg:x="0.893cm" svg:y="18.784cm">
          <draw:text-box>
            <text:p text:style-name="P15"><text:span text:style-name="T51">-</text:span></text:p>
          </draw:text-box>
        </draw:frame>
        <draw:frame draw:style-name="gr80" draw:text-style-name="P34" draw:layer="layout" svg:width="0.523cm" svg:height="0.873cm" svg:x="0.894cm" svg:y="20.605cm">
          <draw:text-box>
            <text:p text:style-name="P15"><text:span text:style-name="T51">-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4-01T15:01:30.661373776</dc:date>
    <meta:editing-duration>P4DT23H52M26S</meta:editing-duration>
    <meta:editing-cycles>804</meta:editing-cycles>
    <meta:document-statistic meta:object-count="113"/>
  </office:meta>
</office:document-meta>
</file>